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obAnnotationProcessorFactory.supportedAnnotatio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obAnnotationProcessorFactory.getProcessorFor( Set &lt; AnnotationTypeDeclaration &gt; atd , AnnotationProcessorEnvironment a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cobAnnotationProcessorFactory.supported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